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 style:data-style-name="N2" text:time-value="16:32:30.3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29T16:33:40.431000000</dc:date>
    <meta:editing-duration>P1DT23H2M42S</meta:editing-duration>
    <meta:editing-cycles>990</meta:editing-cycles>
    <meta:document-statistic meta:table-count="2" meta:cell-count="1568" meta:object-count="0"/>
  </office:meta>
</office:document-meta>
</file>